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swiss" style:font-pitch="variable" style:font-charset="x-symbol"/>
    <style:font-face style:name="Tahoma1" svg:font-family="Tahoma"/>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Zapf Dingbats" svg:font-family="'Zapf Dingbat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ffffff">
        <style:background-image/>
      </style:paragraph-properties>
      <style:text-properties fo:color="#000000" style:font-name="Arial" fo:font-size="16pt" style:font-size-asian="16pt" style:font-name-complex="Arial" style:font-size-complex="16pt"/>
    </style:style>
    <style:style style:name="P2" style:family="paragraph" style:parent-style-name="Standard">
      <style:paragraph-properties fo:text-align="justify" style:justify-single-word="false" fo:background-color="#ffffff">
        <style:background-image/>
      </style:paragraph-properties>
      <style:text-properties fo:color="#000000" style:font-name="Arial" style:font-name-complex="Arial"/>
    </style:style>
    <style:style style:name="P3" style:family="paragraph" style:parent-style-name="Standard">
      <style:paragraph-properties fo:text-align="justify" style:justify-single-word="false" fo:background-color="#ffffff">
        <style:tab-stops>
          <style:tab-stop style:position="1.0102in"/>
        </style:tab-stops>
        <style:background-image/>
      </style:paragraph-properties>
      <style:text-properties fo:color="#000000" style:font-name="Arial" style:font-name-complex="Arial"/>
    </style:style>
    <style:style style:name="P4" style:family="paragraph" style:parent-style-name="Standard">
      <style:paragraph-properties fo:text-align="justify" style:justify-single-word="false" fo:background-color="#ffffff">
        <style:background-image/>
      </style:paragraph-properties>
      <style:text-properties fo:color="#000000" style:font-name="Arial" fo:font-size="7pt" style:font-size-asian="7pt" style:font-name-complex="Arial" style:font-size-complex="7pt"/>
    </style:style>
    <style:style style:name="P5" style:family="paragraph" style:parent-style-name="Standard">
      <style:paragraph-properties fo:text-align="center" style:justify-single-word="false" fo:background-color="#ffffff">
        <style:background-image/>
      </style:paragraph-properties>
      <style:text-properties fo:color="#000000" style:font-name="Arial" fo:font-size="14pt" fo:font-weight="bold" style:font-size-asian="14pt" style:font-weight-asian="bold" style:font-name-complex="Arial" style:font-size-complex="14pt"/>
    </style:style>
    <style:style style:name="P6" style:family="paragraph" style:parent-style-name="Standard" style:list-style-name="WW8Num3">
      <style:paragraph-properties fo:text-align="justify" style:justify-single-word="false" fo:background-color="#ffffff">
        <style:tab-stops/>
        <style:background-image/>
      </style:paragraph-properties>
    </style:style>
    <style:style style:name="P7" style:family="paragraph" style:parent-style-name="Standard">
      <style:paragraph-properties fo:text-align="center" style:justify-single-word="false" fo:background-color="#ffffff">
        <style:background-image/>
      </style:paragraph-properties>
      <style:text-properties fo:font-size="14pt" style:font-size-asian="14pt" style:font-size-complex="14pt"/>
    </style:style>
    <style:style style:name="P8" style:family="paragraph" style:parent-style-name="Standard">
      <style:paragraph-properties fo:margin-left="0in" fo:margin-right="0in" fo:text-align="justify" style:justify-single-word="false" fo:text-indent="-0.25in" style:auto-text-indent="false" fo:background-color="#ffffff">
        <style:background-image/>
      </style:paragraph-properties>
    </style:style>
    <style:style style:name="P9" style:family="paragraph" style:parent-style-name="Standard">
      <style:paragraph-properties fo:margin-left="0in" fo:margin-right="0in" fo:text-align="justify" style:justify-single-word="false" fo:text-indent="-0.25in" style:auto-text-indent="false" fo:background-color="#ffffff">
        <style:tab-stops>
          <style:tab-stop style:position="0.25in"/>
        </style:tab-stops>
        <style:background-image/>
      </style:paragraph-properties>
    </style:style>
    <style:style style:name="P10" style:family="paragraph" style:parent-style-name="Standard">
      <style:paragraph-properties fo:margin-left="0in" fo:margin-right="0in" fo:text-align="justify" style:justify-single-word="false" fo:text-indent="-0.25in" style:auto-text-indent="false" fo:background-color="#ffffff">
        <style:tab-stops/>
        <style:background-image/>
      </style:paragraph-properties>
    </style:style>
    <style:style style:name="P11" style:family="paragraph" style:parent-style-name="Standard">
      <style:paragraph-properties fo:margin-left="0in" fo:margin-right="0in" fo:text-align="justify" style:justify-single-word="false" fo:text-indent="-0.25in" style:auto-text-indent="false" fo:background-color="#ffffff">
        <style:tab-stops>
          <style:tab-stop style:position="0.25in"/>
        </style:tab-stops>
        <style:background-image/>
      </style:paragraph-properties>
      <style:text-properties fo:color="#000000" style:font-name="Arial" fo:font-size="7pt" style:font-size-asian="7pt" style:font-name-complex="Arial" style:font-size-complex="7pt"/>
    </style:style>
    <style:style style:name="P12" style:family="paragraph" style:parent-style-name="Standard">
      <style:paragraph-properties fo:margin-left="0in" fo:margin-right="0in" fo:text-align="justify" style:justify-single-word="false" fo:text-indent="-0.25in" style:auto-text-indent="false" fo:background-color="#ffffff">
        <style:tab-stops>
          <style:tab-stop style:position="0.25in"/>
        </style:tab-stops>
        <style:background-image/>
      </style:paragraph-properties>
      <style:text-properties fo:color="#000000" style:font-name="Arial" style:font-name-complex="Arial"/>
    </style:style>
    <style:style style:name="P13" style:family="paragraph" style:parent-style-name="Standard" style:list-style-name="WW8Num5">
      <style:paragraph-properties fo:margin-left="0.5in" fo:margin-right="0in" fo:text-align="justify" style:justify-single-word="false" fo:text-indent="0in" style:auto-text-indent="false" fo:background-color="#ffffff">
        <style:tab-stops/>
        <style:background-image/>
      </style:paragraph-properties>
      <style:text-properties fo:color="#000000" style:font-name="Arial" style:font-name-asian="Symbol" style:font-name-complex="Arial" style:font-weight-complex="bold"/>
    </style:style>
    <style:style style:name="P14" style:family="paragraph" style:parent-style-name="Standard" style:list-style-name="WW8Num8">
      <style:paragraph-properties fo:margin-left="0.5in" fo:margin-right="0in" fo:text-align="justify" style:justify-single-word="false" fo:text-indent="0in" style:auto-text-indent="false" fo:background-color="#ffffff">
        <style:tab-stops/>
        <style:background-image/>
      </style:paragraph-properties>
      <style:text-properties fo:color="#000000" style:font-name="Arial" style:font-name-complex="Arial"/>
    </style:style>
    <style:style style:name="P15" style:family="paragraph" style:parent-style-name="Standard">
      <style:paragraph-properties fo:margin-left="0.5in" fo:margin-right="0in" fo:text-align="justify" style:justify-single-word="false" fo:text-indent="0in" style:auto-text-indent="false" fo:background-color="#ffffff">
        <style:background-image/>
      </style:paragraph-properties>
      <style:text-properties fo:color="#000000" style:font-name="Arial" fo:font-size="7pt" style:font-size-asian="7pt" style:font-name-complex="Arial" style:font-size-complex="7pt"/>
    </style:style>
    <style:style style:name="P16" style:family="paragraph" style:parent-style-name="Standard" style:list-style-name="WW8Num5">
      <style:paragraph-properties fo:margin-left="0.5in" fo:margin-right="0in" fo:text-align="justify" style:justify-single-word="false" fo:text-indent="0in" style:auto-text-indent="false" fo:background-color="#ffffff">
        <style:tab-stops/>
        <style:background-image/>
      </style:paragraph-properties>
    </style:style>
    <style:style style:name="P17" style:family="paragraph" style:parent-style-name="Standard" style:list-style-name="WW8Num8">
      <style:paragraph-properties fo:margin-left="0.5in" fo:margin-right="0in" fo:text-align="justify" style:justify-single-word="false" fo:text-indent="0in" style:auto-text-indent="false" fo:background-color="#ffffff">
        <style:tab-stops/>
        <style:background-image/>
      </style:paragraph-properties>
    </style:style>
    <style:style style:name="P18" style:family="paragraph" style:parent-style-name="Standard">
      <style:paragraph-properties fo:margin-left="0.5in" fo:margin-right="0in" fo:text-align="justify" style:justify-single-word="false" fo:text-indent="0in" style:auto-text-indent="false" fo:background-color="#ffffff">
        <style:tab-stops>
          <style:tab-stop style:position="1.0102in"/>
        </style:tab-stops>
        <style:background-image/>
      </style:paragraph-properties>
    </style:style>
    <style:style style:name="P19" style:family="paragraph" style:parent-style-name="Standard">
      <style:paragraph-properties fo:margin-left="-0.2602in" fo:margin-right="0in" fo:text-align="justify" style:justify-single-word="false" fo:text-indent="0in" style:auto-text-indent="false" fo:background-color="#ffffff">
        <style:background-image/>
      </style:paragraph-properties>
      <style:text-properties fo:color="#000000" style:font-name="Arial" fo:font-size="7pt" style:font-name-asian="Symbol" style:font-size-asian="7pt" style:font-name-complex="Arial" style:font-size-complex="7pt" style:font-weight-complex="bold"/>
    </style:style>
    <style:style style:name="P20" style:family="paragraph" style:parent-style-name="Standard">
      <style:paragraph-properties fo:margin-left="-0.2602in" fo:margin-right="0in" fo:text-align="justify" style:justify-single-word="false" fo:text-indent="0in" style:auto-text-indent="false" fo:background-color="#ffffff">
        <style:background-image/>
      </style:paragraph-properties>
      <style:text-properties fo:color="#000000" style:font-name="Arial" fo:font-size="7pt" style:font-size-asian="7pt" style:font-name-complex="Arial" style:font-size-complex="7pt"/>
    </style:style>
    <style:style style:name="P21" style:family="paragraph" style:parent-style-name="Standard" style:master-page-name="Standard">
      <style:paragraph-properties fo:text-align="center" style:justify-single-word="false" style:page-number="auto" fo:background-color="#ffffff">
        <style:background-image/>
      </style:paragraph-properties>
      <style:text-properties fo:font-size="14pt" style:font-size-asian="14pt" style:font-size-complex="14pt"/>
    </style:style>
    <style:style style:name="P22" style:family="paragraph" style:parent-style-name="Standard">
      <style:paragraph-properties fo:margin-left="0in" fo:margin-right="0in" fo:text-align="justify" style:justify-single-word="false" fo:text-indent="0in" style:auto-text-indent="false" fo:background-color="#ffffff">
        <style:tab-stops/>
        <style:background-image/>
      </style:paragraph-properties>
      <style:text-properties fo:color="#000000" style:font-name="Arial" fo:font-size="16pt" style:font-size-asian="16pt" style:font-name-complex="Arial" style:font-size-complex="16pt"/>
    </style:style>
    <style:style style:name="P23" style:family="paragraph" style:parent-style-name="Standard">
      <style:paragraph-properties fo:margin-left="0in" fo:margin-right="0in" fo:text-align="justify" style:justify-single-word="false" fo:text-indent="-0.2602in" style:auto-text-indent="false" fo:background-color="#ffffff">
        <style:tab-stops>
          <style:tab-stop style:position="0.25in"/>
        </style:tab-stops>
        <style:background-image/>
      </style:paragraph-properties>
      <style:text-properties fo:color="#000000" fo:font-size="7pt" style:font-name-asian="Symbol" style:font-size-asian="7pt" style:font-size-complex="7pt" style:font-weight-complex="bold"/>
    </style:style>
    <style:style style:name="P24" style:family="paragraph" style:parent-style-name="Standard">
      <style:paragraph-properties fo:margin-left="0in" fo:margin-right="0in" fo:text-align="justify" style:justify-single-word="false" fo:text-indent="-0.2602in" style:auto-text-indent="false" fo:background-color="#ffffff">
        <style:tab-stops/>
        <style:background-image/>
      </style:paragraph-properties>
    </style:style>
    <style:style style:name="P25" style:family="paragraph" style:parent-style-name="Standard">
      <style:paragraph-properties fo:margin-left="-0.25in" fo:margin-right="0in" fo:text-align="justify" style:justify-single-word="false" fo:text-indent="0in" style:auto-text-indent="false" fo:background-color="#ffffff">
        <style:background-image/>
      </style:paragraph-properties>
    </style:style>
    <style:style style:name="T1" style:family="text">
      <style:text-properties style:font-name="Arial"/>
    </style:style>
    <style:style style:name="T2" style:family="text">
      <style:text-properties style:font-name="Arial" fo:font-weight="bold" style:font-weight-asian="bold" style:font-name-complex="Arial"/>
    </style:style>
    <style:style style:name="T3" style:family="text">
      <style:text-properties style:font-name-complex="Arial"/>
    </style:style>
    <style:style style:name="T4" style:family="text">
      <style:text-properties fo:color="#000000"/>
    </style:style>
    <style:style style:name="T5" style:family="text">
      <style:text-properties fo:color="#000000" style:font-name="Arial" fo:font-size="16pt" fo:font-weight="bold" style:font-size-asian="16pt" style:font-weight-asian="bold" style:font-name-complex="Arial" style:font-size-complex="16pt"/>
    </style:style>
    <style:style style:name="T6" style:family="text">
      <style:text-properties fo:color="#000000" style:font-name="Arial" fo:font-weight="bold" style:font-name-asian="Symbol" style:font-weight-asian="bold" style:font-name-complex="Arial" style:font-weight-complex="bold"/>
    </style:style>
    <style:style style:name="T7" style:family="text">
      <style:text-properties fo:color="#000000" style:font-name="Arial" fo:font-weight="bold" style:font-weight-asian="bold" style:font-name-complex="Arial"/>
    </style:style>
    <style:style style:name="T8" style:family="text">
      <style:text-properties fo:color="#000000" style:font-name="Arial" style:font-name-asian="Symbol" style:font-name-complex="Arial" style:font-weight-complex="bold"/>
    </style:style>
    <style:style style:name="T9" style:family="text">
      <style:text-properties fo:color="#000000" style:font-name="Arial" style:font-name-complex="Arial"/>
    </style:style>
    <style:style style:name="T10" style:family="text">
      <style:text-properties fo:color="#000000" style:font-name="Arial" fo:font-size="7pt" fo:font-weight="bold" style:font-name-asian="Symbol" style:font-size-asian="7pt" style:font-weight-asian="bold" style:font-name-complex="Arial" style:font-size-complex="7pt" style:font-weight-complex="bold"/>
    </style:style>
    <style:style style:name="T11" style:family="text">
      <style:text-properties fo:color="#000000" style:font-name="Symbol" style:font-name-asian="Symbol" style:font-name-complex="Symbol" style:font-weight-complex="bold"/>
    </style:style>
    <style:style style:name="T12" style:family="text">
      <style:text-properties fo:color="#000000" style:font-name="Symbol" fo:font-weight="bold" style:font-name-asian="Symbol" style:font-weight-asian="bold" style:font-name-complex="Symbol" style:font-weight-complex="bold"/>
    </style:style>
    <style:style style:name="T13" style:family="text">
      <style:text-properties fo:color="#000000" style:font-name="Symbol" fo:font-size="7pt" style:font-name-asian="Symbol" style:font-size-asian="7pt" style:font-name-complex="Symbol" style:font-size-complex="7pt" style:font-weight-complex="bold"/>
    </style:style>
    <style:style style:name="T14" style:family="text">
      <style:text-properties fo:color="#000000" fo:font-size="7pt" style:font-name-asian="Symbol" style:font-size-asian="7pt" style:font-size-complex="7pt" style:font-weight-complex="bold"/>
    </style:style>
    <style:style style:name="T15" style:family="text">
      <style:text-properties style:font-name-asian="Symbol"/>
    </style:style>
    <style:style style:name="T16" style:family="text">
      <style:text-properties style:font-weight-complex="bold"/>
    </style:style>
  </office:automatic-styles>
  <office:body>
    <office:text text:use-soft-page-breaks="true">
      <office:forms form:automatic-focus="false" form:apply-design-mode="false"/>
      <text:tracked-changes text:track-changes="false">
        <text:changed-region text:id="ct2034016192">
          <text:insertion>
            <office:change-info>
              <dc:creator>Unknown</dc:creator>
              <dc:date>2013-07-29T10:59:00</dc:date>
            </office:change-info>
          </text:insertion>
        </text:changed-region>
        <text:changed-region text:id="ct1493370960">
          <text:insertion>
            <office:change-info>
              <dc:creator>Unknown</dc:creator>
              <dc:date>2013-07-29T10:59:00</dc:date>
            </office:change-info>
          </text:insertion>
        </text:changed-region>
        <text:changed-region text:id="ct1604510512">
          <text:insertion>
            <office:change-info>
              <dc:creator>Unknown</dc:creator>
              <dc:date>2013-07-29T10:59:00</dc:date>
            </office:change-info>
          </text:insertion>
        </text:changed-region>
        <text:changed-region text:id="ct1522843264">
          <text:insertion>
            <office:change-info>
              <dc:creator>Unknown</dc:creator>
              <dc:date>2013-07-29T10:59:00</dc:date>
            </office:change-info>
          </text:insertion>
        </text:changed-region>
        <text:changed-region text:id="ct1604976832">
          <text:insertion>
            <office:change-info>
              <dc:creator>Unknown</dc:creator>
              <dc:date>2013-07-29T10:59:00</dc:date>
            </office:change-info>
          </text:insertion>
        </text:changed-region>
        <text:changed-region text:id="ct1604459664">
          <text:insertion>
            <office:change-info>
              <dc:creator>Unknown</dc:creator>
              <dc:date>2013-07-29T10:59:00</dc:date>
            </office:change-info>
          </text:insertion>
        </text:changed-region>
        <text:changed-region text:id="ct1492804832">
          <text:insertion>
            <office:change-info>
              <dc:creator>Unknown</dc:creator>
              <dc:date>2013-07-29T10:59:00</dc:date>
            </office:change-info>
          </text:insertion>
        </text:changed-region>
        <text:changed-region text:id="ct1521484816">
          <text:insertion>
            <office:change-info>
              <dc:creator>Unknown</dc:creator>
              <dc:date>2013-07-29T10:59:00</dc:date>
            </office:change-info>
          </text:insertion>
        </text:changed-region>
        <text:changed-region text:id="ct1975571072">
          <text:insertion>
            <office:change-info>
              <dc:creator>Unknown</dc:creator>
              <dc:date>2013-07-29T10:59:00</dc:date>
            </office:change-info>
          </text:insertion>
        </text:changed-region>
        <text:changed-region text:id="ct1492481008">
          <text:insertion>
            <office:change-info>
              <dc:creator>Unknown</dc:creator>
              <dc:date>2013-07-29T10:59:00</dc:date>
            </office:change-info>
          </text:insertion>
        </text:changed-region>
        <text:changed-region text:id="ct1521702976">
          <text:insertion>
            <office:change-info>
              <dc:creator>Unknown</dc:creator>
              <dc:date>2013-07-29T10:59:00</dc:date>
            </office:change-info>
          </text:insertion>
        </text:changed-region>
        <text:changed-region text:id="ct954388928">
          <text:insertion>
            <office:change-info>
              <dc:creator>Unknown</dc:creator>
              <dc:date>2013-07-29T10:59:00</dc:date>
            </office:change-info>
          </text:insertion>
        </text:changed-region>
        <text:changed-region text:id="ct1975088832">
          <text:insertion>
            <office:change-info>
              <dc:creator>Unknown</dc:creator>
              <dc:date>2013-07-29T10:59:00</dc:date>
            </office:change-info>
          </text:insertion>
        </text:changed-region>
        <text:changed-region text:id="ct1478722736">
          <text:insertion>
            <office:change-info>
              <dc:creator>Unknown</dc:creator>
              <dc:date>2013-07-29T10:59:00</dc:date>
            </office:change-info>
          </text:insertion>
        </text:changed-region>
        <text:changed-region text:id="ct1975669504">
          <text:insertion>
            <office:change-info>
              <dc:creator>Unknown</dc:creator>
              <dc:date>2013-07-29T10:59:00</dc:date>
            </office:change-info>
          </text:insertion>
        </text:changed-region>
        <text:changed-region text:id="ct1478807792">
          <text:insertion>
            <office:change-info>
              <dc:creator>Unknown</dc:creator>
              <dc:date>2013-07-29T10:59:00</dc:date>
            </office:change-info>
          </text:insertion>
        </text:changed-region>
        <text:changed-region text:id="ct1478784320">
          <text:insertion>
            <office:change-info>
              <dc:creator>Unknown</dc:creator>
              <dc:date>2013-07-29T10:59:00</dc:date>
            </office:change-info>
          </text:insertion>
        </text:changed-region>
        <text:changed-region text:id="ct1975709136">
          <text:insertion>
            <office:change-info>
              <dc:creator>Unknown</dc:creator>
              <dc:date>2013-07-29T10:59:00</dc:date>
            </office:change-info>
          </text:insertion>
        </text:changed-region>
        <text:changed-region text:id="ct1077404592">
          <text:insertion>
            <office:change-info>
              <dc:creator>Unknown</dc:creator>
              <dc:date>2013-07-29T10:59:00</dc:date>
            </office:change-info>
          </text:insertion>
        </text:changed-region>
        <text:changed-region text:id="ct1522316208">
          <text:insertion>
            <office:change-info>
              <dc:creator>Unknown</dc:creator>
              <dc:date>2013-07-29T10:59:00</dc:date>
            </office:change-info>
          </text:insertion>
        </text:changed-region>
        <text:changed-region text:id="ct1601236592">
          <text:insertion>
            <office:change-info>
              <dc:creator>Unknown</dc:creator>
              <dc:date>2013-07-29T10:59:00</dc:date>
            </office:change-info>
          </text:insertion>
        </text:changed-region>
        <text:changed-region text:id="ct970790000">
          <text:insertion>
            <office:change-info>
              <dc:creator>Unknown</dc:creator>
              <dc:date>2013-07-29T10:59:00</dc:date>
            </office:change-info>
          </text:insertion>
        </text:changed-region>
        <text:changed-region text:id="ct1598190064">
          <text:insertion>
            <office:change-info>
              <dc:creator>Unknown</dc:creator>
              <dc:date>2013-07-29T10:59:00</dc:date>
            </office:change-info>
          </text:insertion>
        </text:changed-region>
        <text:changed-region text:id="ct1500106304">
          <text:insertion>
            <office:change-info>
              <dc:creator>Unknown</dc:creator>
              <dc:date>2013-07-29T10:59:00</dc:date>
            </office:change-info>
          </text:insertion>
        </text:changed-region>
        <text:changed-region text:id="ct1478583968">
          <text:insertion>
            <office:change-info>
              <dc:creator>Unknown</dc:creator>
              <dc:date>2013-07-29T10:59:00</dc:date>
            </office:change-info>
          </text:insertion>
        </text:changed-region>
        <text:changed-region text:id="ct1522640464">
          <text:insertion>
            <office:change-info>
              <dc:creator>Unknown</dc:creator>
              <dc:date>2013-07-29T10:59:00</dc:date>
            </office:change-info>
          </text:insertion>
        </text:changed-region>
        <text:changed-region text:id="ct1499806752">
          <text:insertion>
            <office:change-info>
              <dc:creator>Unknown</dc:creator>
              <dc:date>2013-07-29T10:59:00</dc:date>
            </office:change-info>
          </text:insertion>
        </text:changed-region>
        <text:changed-region text:id="ct970165152">
          <text:insertion>
            <office:change-info>
              <dc:creator>Unknown</dc:creator>
              <dc:date>2013-07-29T10:59:00</dc:date>
            </office:change-info>
          </text:insertion>
        </text:changed-region>
        <text:changed-region text:id="ct1521911904">
          <text:insertion>
            <office:change-info>
              <dc:creator>Unknown</dc:creator>
              <dc:date>2013-07-29T10:59:00</dc:date>
            </office:change-info>
          </text:insertion>
        </text:changed-region>
        <text:changed-region text:id="ct1492360784">
          <text:insertion>
            <office:change-info>
              <dc:creator>Unknown</dc:creator>
              <dc:date>2013-07-29T10:59:00</dc:date>
            </office:change-info>
          </text:insertion>
        </text:changed-region>
        <text:changed-region text:id="ct1972895888">
          <text:insertion>
            <office:change-info>
              <dc:creator>Unknown</dc:creator>
              <dc:date>2013-07-29T10:59:00</dc:date>
            </office:change-info>
          </text:insertion>
        </text:changed-region>
        <text:changed-region text:id="ct1500229408">
          <text:insertion>
            <office:change-info>
              <dc:creator>Unknown</dc:creator>
              <dc:date>2013-07-29T10:59:00</dc:date>
            </office:change-info>
          </text:insertion>
        </text:changed-region>
        <text:changed-region text:id="ct1976485728">
          <text:insertion>
            <office:change-info>
              <dc:creator>Unknown</dc:creator>
              <dc:date>2013-07-29T10:59:00</dc:date>
            </office:change-info>
          </text:insertion>
        </text:changed-region>
        <text:changed-region text:id="ct1492360032">
          <text:insertion>
            <office:change-info>
              <dc:creator>Unknown</dc:creator>
              <dc:date>2013-07-29T10:59:00</dc:date>
            </office:change-info>
          </text:insertion>
        </text:changed-region>
        <text:changed-region text:id="ct1975650272">
          <text:insertion>
            <office:change-info>
              <dc:creator>Unknown</dc:creator>
              <dc:date>2013-07-29T10:59:00</dc:date>
            </office:change-info>
          </text:insertion>
        </text:changed-region>
        <text:changed-region text:id="ct1522869472">
          <text:insertion>
            <office:change-info>
              <dc:creator>Unknown</dc:creator>
              <dc:date>2013-07-29T10:59:00</dc:date>
            </office:change-info>
          </text:insertion>
        </text:changed-region>
        <text:changed-region text:id="ct1604598416">
          <text:insertion>
            <office:change-info>
              <dc:creator>Unknown</dc:creator>
              <dc:date>2013-07-29T10:59:00</dc:date>
            </office:change-info>
          </text:insertion>
        </text:changed-region>
        <text:changed-region text:id="ct1500068304">
          <text:insertion>
            <office:change-info>
              <dc:creator>Unknown</dc:creator>
              <dc:date>2013-07-29T10:59:00</dc:date>
            </office:change-info>
          </text:insertion>
        </text:changed-region>
        <text:changed-region text:id="ct1478544832">
          <text:insertion>
            <office:change-info>
              <dc:creator>Unknown</dc:creator>
              <dc:date>2013-07-29T10:59:00</dc:date>
            </office:change-info>
          </text:insertion>
        </text:changed-region>
        <text:changed-region text:id="ct1492279152">
          <text:insertion>
            <office:change-info>
              <dc:creator>Unknown</dc:creator>
              <dc:date>2013-07-29T10:59:00</dc:date>
            </office:change-info>
          </text:insertion>
        </text:changed-region>
        <text:changed-region text:id="ct1521582208">
          <text:insertion>
            <office:change-info>
              <dc:creator>Unknown</dc:creator>
              <dc:date>2013-07-29T10:59:00</dc:date>
            </office:change-info>
          </text:insertion>
        </text:changed-region>
        <text:changed-region text:id="ct1077511312">
          <text:insertion>
            <office:change-info>
              <dc:creator>Unknown</dc:creator>
              <dc:date>2013-07-29T10:59:00</dc:date>
            </office:change-info>
          </text:insertion>
        </text:changed-region>
        <text:changed-region text:id="ct1605343664">
          <text:insertion>
            <office:change-info>
              <dc:creator>Unknown</dc:creator>
              <dc:date>2013-07-29T10:59:00</dc:date>
            </office:change-info>
          </text:insertion>
        </text:changed-region>
        <text:changed-region text:id="ct1499719712">
          <text:insertion>
            <office:change-info>
              <dc:creator>Unknown</dc:creator>
              <dc:date>2013-07-29T10:59:00</dc:date>
            </office:change-info>
          </text:insertion>
        </text:changed-region>
        <text:changed-region text:id="ct970163392">
          <text:insertion>
            <office:change-info>
              <dc:creator>Unknown</dc:creator>
              <dc:date>2013-07-29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7">GUIDELINES and DEADLINES</text:span></text:p>
      <text:p text:style-name="P7"><text:span text:style-name="T7">for </text:span></text:p>
      <text:p text:style-name="P5">DIRECTOR’S APPLICATION</text:p>
      <text:p text:style-name="P1"/>
      <text:p text:style-name="P9"><text:change-start text:change-id="ct2034016192"/><text:span text:style-name="T11"></text:span><text:change-end text:change-id="ct2034016192"/><text:span text:style-name="T13"><text:tab/></text:span><text:span text:style-name="T6">Performance Months</text:span><text:span text:style-name="T8">:</text:span></text:p>
      <text:list xml:id="list846766087" text:style-name="WW8Num5">
        <text:list-item>
          <text:p text:style-name="P16"><text:span text:style-name="T8">Winter <text:tab/>Jan. - Feb.</text:span></text:p>
        </text:list-item>
        <text:list-item>
          <text:p text:style-name="P13">Spring<text:tab/><text:tab/>March</text:p>
        </text:list-item>
        <text:list-item>
          <text:p text:style-name="P16"><text:span text:style-name="T8">Summer<text:tab/>June</text:span></text:p>
        </text:list-item>
      </text:list>
      <text:p text:style-name="P22"/>
      <text:p text:style-name="P9"><text:span text:style-name="T12"></text:span><text:span text:style-name="T10"> <text:tab/> </text:span><text:change-start text:change-id="ct1493370960"/><text:span text:style-name="T6">Applications</text:span><text:change-end text:change-id="ct1493370960"/><text:span text:style-name="T7"> to be </text:span><text:change-start text:change-id="ct1604510512"/><text:span text:style-name="T7">accompanied by</text:span><text:change-end text:change-id="ct1604510512"/><text:span text:style-name="T9">:</text:span></text:p>
      <text:list xml:id="list2134203276" text:style-name="WW8Num8">
        <text:list-item>
          <text:list>
            <text:list-item>
              <text:p text:style-name="P17"><text:span text:style-name="T9">a</text:span><text:change-start text:change-id="ct1522843264"/><text:span text:style-name="T9"> PDF </text:span><text:change-end text:change-id="ct1522843264"/><text:span text:style-name="T9">of the script</text:span><text:change-start text:change-id="ct1604976832"/><text:span text:style-name="T9"> </text:span><text:change-end text:change-id="ct1604976832"/><text:span text:style-name="T9">on a</text:span><text:change-start text:change-id="ct1604459664"/><text:span text:style-name="T9"> CD, </text:span><text:change-end text:change-id="ct1604459664"/><text:span text:style-name="T9">or memory stick. <text:s/>If you prefer, submit a single-sided copy of the script for each submission in lieu of the PDF file. <text:s/></text:span></text:p>
            </text:list-item>
            <text:list-item>
              <text:p text:style-name="P14">Include a copy of the cast recording for a musical submission.</text:p>
            </text:list-item>
          </text:list>
        </text:list-item>
      </text:list>
      <text:p text:style-name="P15"/>
      <text:p text:style-name="P10"><text:span text:style-name="T12"></text:span><text:span text:style-name="T10"><text:tab/></text:span><text:span text:style-name="T9">Submit all materials no later than </text:span><text:span text:style-name="T7">Wednesday, February 5. 2014.</text:span><text:span text:style-name="T9"> <text:s/></text:span></text:p>
      <text:list xml:id="list1260743501" text:continue-numbering="true" text:style-name="WW8Num8">
        <text:list-item>
          <text:list>
            <text:list-item>
              <text:p text:style-name="P17"><text:span text:style-name="T7">Submit by mail</text:span><text:span text:style-name="T9">:</text:span></text:p>
            </text:list-item>
          </text:list>
        </text:list-item>
      </text:list>
      <text:p text:style-name="P18"><text:span text:style-name="T9"><text:tab/>Pinole Community Playhouse</text:span></text:p>
      <text:p text:style-name="P18"><text:span text:style-name="T9"><text:tab/>Attention: <text:s/>Patti Clark</text:span></text:p>
      <text:p text:style-name="P3"><text:tab/>P.O. Box 182</text:p>
      <text:p text:style-name="P3"><text:tab/>Pinole, CA <text:s/>94564</text:p>
      <text:list xml:id="list2047673143" text:continue-numbering="true" text:style-name="WW8Num8">
        <text:list-item>
          <text:list>
            <text:list-item>
              <text:p text:style-name="P17"><text:span text:style-name="T7">OR</text:span><text:span text:style-name="T9"> </text:span><text:span text:style-name="T7">email:</text:span><text:span text:style-name="T9"> pa-clark@comcast</text:span><text:change-start text:change-id="ct1492804832"/><text:span text:style-name="T9">.com</text:span><text:change-end text:change-id="ct1492804832"/></text:p>
            </text:list-item>
          </text:list>
        </text:list-item>
      </text:list>
      <text:p text:style-name="P4"/>
      <text:p text:style-name="P9"><text:change-start text:change-id="ct1521484816"/><text:span text:style-name="T11"></text:span><text:change-end text:change-id="ct1521484816"/><text:span text:style-name="T13"><text:tab/></text:span><text:change-start text:change-id="ct1975571072"/><text:span text:style-name="T9">Since we share a large portion of theater audiences with other theaters in our area, we try to refrain from selecting productions that have been presented within the last two years at any of the local theaters in our audience area.</text:span><text:change-end text:change-id="ct1975571072"/></text:p>
      <text:p text:style-name="P11"/>
      <text:list xml:id="list608443594" text:style-name="WW8Num3">
        <text:list-item>
          <text:p text:style-name="P6"><text:span text:style-name="T8">Every application will be reviewed by the Artistic Committee. <text:s/>The directors selected will be notified to set up an interview. <text:s/>Interviews will be held on </text:span><text:span text:style-name="T6">Sunday, March 23</text:span><text:span text:style-name="T8">, starting at 10:00 a.m. at the Community Playhouse.</text:span></text:p>
        </text:list-item>
      </text:list>
      <text:p text:style-name="P19"/>
      <text:p text:style-name="P9"><text:change-start text:change-id="ct1492481008"/><text:span text:style-name="T11"></text:span><text:change-end text:change-id="ct1492481008"/><text:span text:style-name="T13"><text:tab/></text:span><text:change-start text:change-id="ct1521702976"/><text:span text:style-name="T9">We reserve the right to eliminate from consideration any submission for any reason.</text:span><text:change-end text:change-id="ct1521702976"/></text:p>
      <text:p text:style-name="P11"/>
      <text:p text:style-name="P9"><text:change-start text:change-id="ct954388928"/><text:span text:style-name="T11"></text:span><text:change-end text:change-id="ct954388928"/><text:span text:style-name="T13"><text:tab/></text:span><text:change-start text:change-id="ct1975088832"/><text:span text:style-name="T9">Please be aware that contractual agreements with the publishing houses forbid us to allow changes in the published scripts.  Please do not submit scripts to us that you have personally edited or changed in any way.</text:span><text:change-end text:change-id="ct1975088832"/></text:p>
      <text:p text:style-name="P11"/>
      <text:p text:style-name="P9"><text:change-start text:change-id="ct1478722736"/><text:span text:style-name="T11"></text:span><text:change-end text:change-id="ct1478722736"/><text:span text:style-name="T14"><text:tab/></text:span><text:change-start text:change-id="ct1975669504"/><text:span text:style-name="T9">Please be aware that the </text:span><text:change-end text:change-id="ct1975669504"/><text:span text:style-name="T9">Pinole Players</text:span><text:change-start text:change-id="ct1478807792"/><text:span text:style-name="T9"> offer a Director’s stipend of $500.</text:span><text:change-end text:change-id="ct1478807792"/></text:p>
      <text:p text:style-name="P4"/>
      <text:p text:style-name="P9"><text:change-start text:change-id="ct1478784320"/><text:span text:style-name="T11"></text:span><text:change-end text:change-id="ct1478784320"/><text:span text:style-name="T14"><text:tab/></text:span><text:change-start text:change-id="ct1975709136"/><text:span text:style-name="T7">Complexity of sets.</text:span><text:span text:style-name="T9">  The </text:span><text:change-end text:change-id="ct1975709136"/><text:span text:style-name="T9">Community Playhouse </text:span><text:change-start text:change-id="ct1077404592"/><text:span text:style-name="T9"><text:s/>stage is approximately </text:span><text:span text:style-name="T2">2</text:span><text:change-end text:change-id="ct1077404592"/><text:span text:style-name="T2">3</text:span><text:change-start text:change-id="ct1522316208"/><text:span text:style-name="T2">’</text:span><text:change-end text:change-id="ct1522316208"/><text:span text:style-name="T2"> </text:span><text:change-start text:change-id="ct1601236592"/><text:span text:style-name="T2">wide by 2</text:span><text:change-end text:change-id="ct1601236592"/><text:span text:style-name="T2">2</text:span><text:change-start text:change-id="ct970790000"/><text:span text:style-name="T2">’</text:span><text:change-end text:change-id="ct970790000"/><text:span text:style-name="T2"> </text:span><text:change-start text:change-id="ct1598190064"/><text:span text:style-name="T2">deep</text:span><text:change-end text:change-id="ct1598190064"/><text:span text:style-name="T2">.</text:span><text:change-start text:change-id="ct1500106304"/><text:span text:style-name="T9">  </text:span><text:change-end text:change-id="ct1500106304"/><text:span text:style-name="T9">Our stage has a permanent </text:span><text:change-start text:change-id="ct1478583968"/><text:span text:style-name="T9">cyclorama </text:span><text:change-end text:change-id="ct1478583968"/><text:span text:style-name="T9">wall </text:span><text:change-start text:change-id="ct1522640464"/><text:span text:style-name="T9">at the back of the stage.  Your set designs must </text:span><text:change-end text:change-id="ct1522640464"/><text:span text:style-name="T9">accommodate this stage feature</text:span><text:change-start text:change-id="ct1499806752"/><text:span text:style-name="T9">.  We have no fly space and limited space offstage.  Plays that require complex multiple sets are difficult and expensive for us.  If you do choose to submit a play with multiple sets</text:span><text:change-end text:change-id="ct1499806752"/><text:span text:style-name="T9">,</text:span><text:change-start text:change-id="ct970165152"/><text:span text:style-name="T9"> please be prepared to present your stage concept addressing these issues at the time of your interview.</text:span><text:change-end text:change-id="ct970165152"/></text:p>
      <text:p text:style-name="P23"/>
      <text:p text:style-name="P24"><text:soft-page-break/><text:span text:style-name="T12"></text:span><text:span text:style-name="T10"><text:tab/></text:span><text:change-start text:change-id="ct1521911904"/><text:span text:style-name="T7">Production costs</text:span><text:span text:style-name="T9">.  In this present economic atmosphere we are looking at ways of reducing our production costs.  We would encourage you to look at shows that do not require lavish specialty costumes or complex stage machinery.</text:span><text:change-end text:change-id="ct1521911904"/></text:p>
      <text:p text:style-name="P20"/>
      <text:p text:style-name="P9"><text:change-start text:change-id="ct1492360784"/><text:span text:style-name="T11"></text:span><text:change-end text:change-id="ct1492360784"/><text:span text:style-name="T13"><text:tab/></text:span><text:change-start text:change-id="ct1972895888"/><text:span text:style-name="T7">Non-royalty plays.</text:span><text:span text:style-name="T9">  Again, as we look at ways to economize we are encouraging directors to look at plays that are royalty free.</text:span><text:change-end text:change-id="ct1972895888"/></text:p>
      <text:p text:style-name="P12"/>
      <text:p text:style-name="P9"><text:change-start text:change-id="ct1500229408"/><text:span text:style-name="T11"></text:span><text:span text:style-name="T14"> </text:span><text:change-end text:change-id="ct1500229408"/><text:span text:style-name="T14"><text:tab/></text:span><text:change-start text:change-id="ct1976485728"/><text:span text:style-name="T7">Large cast musicals.</text:span><text:span text:style-name="T9"> </text:span><text:change-end text:change-id="ct1976485728"/><text:span text:style-name="T9"> For years the Pinole Players have been successful producing large cast musicals, but we have noticed that the actor pool keeps getting shared with numerous bay area theatres making it a challenge for the director to cast these shows.</text:span></text:p>
      <text:p text:style-name="P11"/>
      <text:p text:style-name="P8"><text:change-start text:change-id="ct1492360032"/><text:span text:style-name="T11"></text:span><text:change-end text:change-id="ct1492360032"/><text:span text:style-name="T13"><text:tab/></text:span><text:change-start text:change-id="ct1975650272"/><text:span text:style-name="T7">Technical Support</text:span><text:span text:style-name="T9">.  We always encourage director’s to bring new technical staff to th</text:span><text:change-end text:change-id="ct1975650272"/><text:span text:style-name="T9">e Community Playhouse</text:span><text:change-start text:change-id="ct1522869472"/><text:span text:style-name="T9">, such as stage managers, lighting designers, set designers, costume designers, etc.  We have a limited group of volunteers here at the </text:span><text:change-end text:change-id="ct1522869472"/><text:span text:style-name="T9">Community Playhouse</text:span><text:change-start text:change-id="ct1604598416"/><text:span text:style-name="T9"> with these skills and we welcome new people who can assist us in our productions.  We do offer stipends for </text:span><text:change-end text:change-id="ct1604598416"/><text:span text:style-name="T9">most of </text:span><text:change-start text:change-id="ct1500068304"/><text:span text:style-name="T9">these positions</text:span><text:change-end text:change-id="ct1500068304"/><text:span text:style-name="T9">. <text:s/>This </text:span><text:change-start text:change-id="ct1478544832"/><text:span text:style-name="T9">information can </text:span><text:change-end text:change-id="ct1478544832"/><text:span text:style-name="T9">be </text:span><text:change-start text:change-id="ct1492279152"/><text:span text:style-name="T9">provide</text:span><text:change-end text:change-id="ct1492279152"/><text:span text:style-name="T9">d </text:span><text:change-start text:change-id="ct1521582208"/><text:span text:style-name="T9">upon request. </text:span></text:p>
      <text:p text:style-name="P2"/>
      <text:p text:style-name="P25"><text:span text:style-name="T9">If you would care to discuss possible plays that you are considering for submission, please feel free to call me at the number listed below. If you have no particular play or musical in mind, but would like to discuss possible projects, please give me a call. </text:span><text:change-end text:change-id="ct1521582208"/><text:span text:style-name="T9">The Pinole Players business phone </text:span><text:change-start text:change-id="ct1077511312"/><text:span text:style-name="T9">number is</text:span><text:change-end text:change-id="ct1077511312"/><text:span text:style-name="T9"> (510) 724‑6413</text:span><text:change-start text:change-id="ct1605343664"/><text:span text:style-name="T9">. My e-mail address is: </text:span><text:change-end text:change-id="ct1605343664"/><text:span text:style-name="T9">pa-clark@comcast</text:span><text:change-start text:change-id="ct1499719712"/><text:span text:style-name="T9">.com</text:span></text:p>
      <text:p text:style-name="P2"/>
      <text:p text:style-name="P25"><text:span text:style-name="T9">We look forward to receiving your submissions for our 2014</text:span><text:change-end text:change-id="ct1499719712"/><text:span text:style-name="T9">-2015</text:span><text:change-start text:change-id="ct970163392"/><text:span text:style-name="T9"> Season.</text:span><text:change-end text:change-id="ct97016339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swiss" style:font-pitch="variable" style:font-charset="x-symbol"/>
    <style:font-face style:name="Tahoma1" svg:font-family="Tahoma"/>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Zapf Dingbats" svg:font-family="'Zapf Dingbat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WW8Num1z0" style:family="text">
      <style:text-properties style:font-name="Symbol" style:font-name-asian="Times New Roman" style:font-name-complex="Arial"/>
    </style:style>
    <style:style style:name="WW8Num1z1" style:family="text">
      <style:text-properties style:font-name="Courier New" style:font-name-complex="Arial"/>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font-name-asian="Times New Roman" style:font-name-complex="Arial"/>
    </style:style>
    <style:style style:name="WW8Num2z1" style:family="text">
      <style:text-properties style:font-name="Courier New" style:font-name-complex="Arial"/>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font-name-asian="Times New Roman" style:font-name-complex="Arial"/>
    </style:style>
    <style:style style:name="WW8Num3z1" style:family="text">
      <style:text-properties style:font-name="Courier New" style:font-name-complex="Arial"/>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font-name-asian="Times New Roman" style:font-name-complex="Arial"/>
    </style:style>
    <style:style style:name="WW8Num4z1" style:family="text">
      <style:text-properties style:font-name="Courier New" style:font-name-complex="Arial"/>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font-name-complex="Arial"/>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Times New Roman" style:font-name-complex="Arial"/>
    </style:style>
    <style:style style:name="WW8Num6z1" style:family="text">
      <style:text-properties style:font-name="Courier New" style:font-name-complex="Arial"/>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font-name-asian="Times New Roman" style:font-name-complex="Arial"/>
    </style:style>
    <style:style style:name="WW8Num7z1" style:family="text">
      <style:text-properties style:font-name="Courier New" style:font-name-complex="Arial"/>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font-name-asian="Times New Roman" style:font-name-complex="Arial"/>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font-name-asian="Times New Roman" style:font-name-complex="Arial"/>
    </style:style>
    <style:style style:name="WW8Num9z1" style:family="text">
      <style:text-properties style:font-name="Courier New" style:font-name-complex="Arial"/>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Arial"/>
    </style:style>
    <style:style style:name="WW8Num10z3" style:family="text">
      <style:text-properties style:font-name="Symbol"/>
    </style:style>
    <style:style style:name="WW8Num11z0" style:family="text">
      <style:text-properties style:font-name="Symbol" style:font-name-asian="Times New Roman" style:font-name-complex="Arial"/>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font-name-asian="Times New Roman" style:font-name-complex="Arial"/>
    </style:style>
    <style:style style:name="WW8Num12z1" style:family="text">
      <style:text-properties style:font-name="Courier New" style:font-name-complex="Arial"/>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Arial"/>
    </style:style>
    <style:style style:name="WW8Num13z3" style:family="text">
      <style:text-properties style:font-name="Symbol"/>
    </style:style>
    <style:style style:name="WW8Num14z0" style:family="text">
      <style:text-properties style:font-name="Symbol" style:font-name-asian="Times New Roman" style:font-name-complex="Arial"/>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Arial"/>
    </style:style>
    <style:style style:name="WW8Num15z3" style:family="text">
      <style:text-properties style:font-name="Symbol"/>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5854in" fo:text-indent="-0.2602in" fo:margin-left="1.5854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752in" fo:text-indent="-0.25in" fo:margin-left="1.5752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0752in" fo:text-indent="-0.25in" fo:margin-left="2.075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752in" fo:text-indent="-0.25in" fo:margin-left="2.575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0752in" fo:text-indent="-0.25in" fo:margin-left="3.075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5752in" fo:text-indent="-0.25in" fo:margin-left="3.5752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0752in" fo:text-indent="-0.25in" fo:margin-left="4.075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752in" fo:text-indent="-0.25in" fo:margin-left="4.5752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0752in" fo:text-indent="-0.25in" fo:margin-left="5.0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5854in" fo:text-indent="-0.2602in" fo:margin-left="1.5854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752in" fo:text-indent="-0.25in" fo:margin-left="1.575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0752in" fo:text-indent="-0.25in" fo:margin-left="2.075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752in" fo:text-indent="-0.25in" fo:margin-left="2.575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0752in" fo:text-indent="-0.25in" fo:margin-left="3.075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752in" fo:text-indent="-0.25in" fo:margin-left="3.5752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0752in" fo:text-indent="-0.25in" fo:margin-left="4.075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752in" fo:text-indent="-0.25in" fo:margin-left="4.575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0752in" fo:text-indent="-0.25in" fo:margin-left="5.0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602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752in" fo:text-indent="-0.25in" fo:margin-left="1.57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0752in" fo:text-indent="-0.25in" fo:margin-left="2.075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5752in" fo:text-indent="-0.25in" fo:margin-left="2.57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0752in" fo:text-indent="-0.25in" fo:margin-left="3.0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5752in" fo:text-indent="-0.25in" fo:margin-left="3.575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4.0752in" fo:text-indent="-0.25in" fo:margin-left="4.0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752in" fo:text-indent="-0.25in" fo:margin-left="4.57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0752in" fo:text-indent="-0.25in" fo:margin-left="5.0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602in" fo:text-indent="-0.2602in" fo:margin-left="0.26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602in" fo:text-indent="-0.2602in" fo:margin-left="1.2602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602in" fo:text-indent="-0.2602in" fo:margin-left="1.2602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75in" fo:text-indent="-0.2602in" fo:margin-left="0.7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7398in" fo:text-indent="-0.25in" fo:margin-left="0.7398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2398in" fo:text-indent="-0.25in" fo:margin-left="2.2398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2.7398in" fo:text-indent="-0.25in" fo:margin-left="2.7398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7398in" fo:text-indent="-0.25in" fo:margin-left="3.7398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2398in" fo:text-indent="-0.25in" fo:margin-left="4.2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75in" fo:text-indent="-0.2602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0.7398in" fo:text-indent="-0.25in" fo:margin-left="0.7398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2398in" fo:text-indent="-0.25in" fo:margin-left="2.2398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398in" fo:text-indent="-0.25in" fo:margin-left="2.7398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7398in" fo:text-indent="-0.25in" fo:margin-left="3.7398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398in" fo:text-indent="-0.25in" fo:margin-left="4.2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602in" fo:text-indent="-0.2602in" fo:margin-left="0.760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854in" fo:text-indent="-0.2602in" fo:margin-left="0.2854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0.7752in" fo:text-indent="-0.25in" fo:margin-left="0.7752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2752in" fo:text-indent="-0.25in" fo:margin-left="1.275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7752in" fo:text-indent="-0.25in" fo:margin-left="1.775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2752in" fo:text-indent="-0.25in" fo:margin-left="2.275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2.7752in" fo:text-indent="-0.25in" fo:margin-left="2.7752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2752in" fo:text-indent="-0.25in" fo:margin-left="3.275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7752in" fo:text-indent="-0.25in" fo:margin-left="3.7752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2752in" fo:text-indent="-0.25in" fo:margin-left="4.2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5in" fo:text-indent="-0.2602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398in" fo:text-indent="-0.25in" fo:margin-left="0.7398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2398in" fo:text-indent="-0.25in" fo:margin-left="2.2398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7398in" fo:text-indent="-0.25in" fo:margin-left="2.7398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7398in" fo:text-indent="-0.25in" fo:margin-left="3.7398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2398in" fo:text-indent="-0.25in" fo:margin-left="4.2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GUIDELINES and DEADLINES for DIRECTOR'S APPLICATION</dc:title>
    <meta:initial-creator>Patti</meta:initial-creator>
    <meta:creation-date>2014-01-08T09:00:00</meta:creation-date>
    <dc:date>2014-01-08T10:28:33</dc:date>
    <meta:editing-cycles>4</meta:editing-cycles>
    <meta:editing-duration>PT01H27M14S</meta:editing-duration>
    <meta:generator>NeoOffice/3.2.1$Unix OpenOffice.org_project/Patch 8</meta:generator>
    <meta:document-statistic meta:table-count="0" meta:image-count="0" meta:object-count="0" meta:page-count="2" meta:paragraph-count="29" meta:word-count="574" meta:character-count="3394"/>
    <meta:user-defined meta:name="_AdHocReviewCycleID" meta:value-type="float">-130842458</meta:user-defined>
    <meta:user-defined meta:name="_AuthorEmail">pa-clark@comcast.net</meta:user-defined>
    <meta:user-defined meta:name="_AuthorEmailDisplayName">Patti Clark</meta:user-defined>
    <meta:user-defined meta:name="_EmailSubject">WEBSITE UPDATES</meta:user-defined>
    <meta:user-defined meta:name="_NewReviewCycle"/>
  </office:meta>
</office:document-meta>
</file>